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row>
          <math:mrow>
            <math:msub>
              <math:mi>y</math:mi>
              <math:mn>4</math:mn>
            </math:msub>
            <math:mo math:stretchy="false">−</math:mo>
            <math:mrow>
              <math:msub>
                <math:mi>x</math:mi>
                <math:mn>4</math:mn>
              </math:msub>
              <math:mo math:stretchy="false">⋅</math:mo>
              <math:mfrac>
                <math:mrow>
                  <math:msub>
                    <math:mi>y</math:mi>
                    <math:mn>5</math:mn>
                  </math:msub>
                  <math:mo math:stretchy="false">−</math:mo>
                  <math:msub>
                    <math:mi>y</math:mi>
                    <math:mn>4</math:mn>
                  </math:msub>
                </math:mrow>
                <math:mrow>
                  <math:msub>
                    <math:mi>x</math:mi>
                    <math:mn>5</math:mn>
                  </math:msub>
                  <math:mo math:stretchy="false">−</math:mo>
                  <math:msub>
                    <math:mi>x</math:mi>
                    <math:mn>4</math:mn>
                  </math:msub>
                </math:mrow>
              </math:mfrac>
            </math:mrow>
          </math:mrow>
          <math:mo math:stretchy="false">+</math:mo>
          <math:mrow>
            <math:mfrac>
              <math:msub>
                <math:mi>y</math:mi>
                <math:mn>1</math:mn>
              </math:msub>
              <math:msub>
                <math:mi>x</math:mi>
                <math:mn>1</math:mn>
              </math:msub>
            </math:mfrac>
            <math:mo math:stretchy="false">⋅</math:mo>
            <math:mfrac>
              <math:mrow>
                <math:mi>cos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  <math:mrow>
                <math:mi>sin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</math:mfrac>
          </math:mrow>
        </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−</math:mo>
            <math:msub>
              <math:mi>y</math:mi>
              <math:mn>1</math:mn>
            </math:msub>
          </math:mrow>
          <math:mo math:stretchy="false">−</math:mo>
          <math:mrow>
            <math:msub>
              <math:mi>y</math:mi>
              <math:mn>1</math:mn>
            </math:msub>
            <math:mo math:stretchy="false">⋅</math:mo>
            <math:mfrac>
              <math:mrow>
                <math:mi>sin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  <math:mrow>
                <math:mi>cos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</math:mfrac>
          </math:mrow>
        </math:mrow>
      </math:mfrac>
    </math:mrow>
    <math:annotation math:encoding="StarMath 5.0">x = {y_{4} - x_{4} cdot {{y_{5} - y_{4}} over {x_{5} - x_{4}}} + {{y_{1} over x_{1}} cdot {{cos(%theta) - 1} over {sin(%theta) - 1}}}}
over {{{y_{5} - y_{4}} over {x_{5} - x_{4}}} - y_{1} - y_{1} cdot {{sin(%theta) - 1} over {cos(%theta) - 1}}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29T13:49:19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